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FreeSans1" svg:font-family="FreeSans" style:font-family-generic="swis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Nimbus Roman No9 L"/>
    </style:style>
    <style:style style:name="P2" style:family="paragraph" style:parent-style-name="Text_20_body">
      <style:text-properties style:font-name="Nimbus Roman No9 L" fo:font-size="12pt" style:font-size-asian="12pt" style:font-size-complex="12pt"/>
    </style:style>
    <style:style style:name="P3" style:family="paragraph" style:parent-style-name="Text_20_body">
      <style:paragraph-properties fo:text-align="center" style:justify-single-word="false"/>
      <style:text-properties style:font-name="Nimbus Roman No9 L" fo:font-size="12pt" style:font-size-asian="12pt" style:font-size-complex="12pt"/>
    </style:style>
    <style:style style:name="P4" style:family="paragraph" style:parent-style-name="Text_20_body">
      <style:text-properties style:font-name="Nimbus Roman No9 L" fo:font-size="12pt" fo:font-weight="normal" style:font-size-asian="12pt" style:font-weight-asian="normal" style:font-size-complex="12pt" style:font-weight-complex="normal"/>
    </style:style>
    <style:style style:name="P5" style:family="paragraph" style:parent-style-name="Text_20_body">
      <style:text-properties style:font-name="Nimbus Roman No9 L" fo:font-size="12pt" fo:font-style="normal" style:font-size-asian="12pt" style:font-style-asian="normal" style:font-size-complex="12pt" style:font-style-complex="normal"/>
    </style:style>
    <style:style style:name="P6" style:family="paragraph" style:parent-style-name="Text_20_body">
      <style:paragraph-properties fo:line-height="150%"/>
    </style:style>
    <style:style style:name="P7" style:family="paragraph" style:parent-style-name="First_20_paragraph">
      <style:text-properties style:font-name="Nimbus Roman No9 L" fo:font-size="12pt" style:font-size-asian="12pt" style:font-size-complex="12pt"/>
    </style:style>
    <style:style style:name="P8" style:family="paragraph" style:parent-style-name="First_20_paragraph">
      <style:paragraph-properties fo:line-height="150%"/>
      <style:text-properties style:font-name="Nimbus Roman No9 L" fo:font-size="12pt" style:font-size-asian="12pt" style:font-size-complex="12pt"/>
    </style:style>
    <style:style style:name="P9" style:family="paragraph" style:parent-style-name="First_20_paragraph">
      <style:text-properties style:font-name="Nimbus Roman No9 L" fo:font-size="12pt" fo:font-style="normal" style:font-size-asian="12pt" style:font-style-asian="normal" style:font-size-complex="12pt" style:font-style-complex="normal"/>
    </style:style>
    <style:style style:name="P10" style:family="paragraph" style:parent-style-name="Text_20_body">
      <style:paragraph-properties fo:margin-top="0in" fo:margin-bottom="0in" fo:line-height="100%"/>
    </style:style>
    <style:style style:name="P11" style:family="paragraph" style:parent-style-name="Text_20_body">
      <style:paragraph-properties fo:margin-top="0in" fo:margin-bottom="0in" fo:line-height="100%"/>
      <style:text-properties fo:font-weight="bold" style:font-weight-asian="bold" style:font-weight-complex="bold"/>
    </style:style>
    <style:style style:name="P12" style:family="paragraph" style:parent-style-name="Text_20_body">
      <style:paragraph-properties fo:margin-top="0in" fo:margin-bottom="0in" fo:line-height="100%"/>
      <style:text-properties style:font-name="Nimbus Roman No9 L" fo:font-size="12pt" style:font-size-asian="12pt" style:font-size-complex="12pt"/>
    </style:style>
    <style:style style:name="P13" style:family="paragraph" style:parent-style-name="Text_20_body">
      <style:paragraph-properties fo:margin-top="0in" fo:margin-bottom="0in" fo:line-height="100%"/>
      <style:text-properties style:font-name="Nimbus Roman No9 L" fo:font-size="12pt" fo:font-weight="bold" style:font-size-asian="12pt" style:font-weight-asian="bold" style:font-size-complex="12pt" style:font-weight-complex="bold"/>
    </style:style>
    <style:style style:name="P14" style:family="paragraph" style:parent-style-name="Text_20_body">
      <style:paragraph-properties fo:margin-top="0in" fo:margin-bottom="0in" fo:line-height="100%"/>
      <style:text-properties style:font-name="Nimbus Roman No9 L" fo:font-size="12pt" fo:font-weight="normal" style:font-size-asian="12pt" style:font-weight-asian="normal" style:font-size-complex="12pt" style:font-weight-complex="normal"/>
    </style:style>
    <style:style style:name="P15" style:family="paragraph" style:parent-style-name="Text_20_body">
      <style:paragraph-properties fo:margin-top="0in" fo:margin-bottom="0in" fo:line-height="100%"/>
      <style:text-properties fo:font-weight="normal" style:font-weight-asian="normal" style:font-weight-complex="normal"/>
    </style:style>
    <style:style style:name="P16" style:family="paragraph" style:parent-style-name="First_20_paragraph">
      <style:paragraph-properties fo:margin-top="0in" fo:margin-bottom="0in" fo:line-height="100%"/>
      <style:text-properties style:font-name="Nimbus Roman No9 L" fo:font-size="12pt" style:font-size-asian="12pt" style:font-size-complex="12pt"/>
    </style:style>
    <style:style style:name="P17" style:family="paragraph" style:parent-style-name="Text_20_body">
      <style:paragraph-properties fo:margin-top="0in" fo:margin-bottom="0.0799in" fo:line-height="150%"/>
      <style:text-properties style:font-name="Nimbus Roman No9 L" fo:font-size="12pt" fo:font-style="normal" style:font-size-asian="12pt" style:font-style-asian="normal" style:font-size-complex="12pt" style:font-style-complex="normal"/>
    </style:style>
    <style:style style:name="P18" style:family="paragraph" style:parent-style-name="Text_20_body">
      <style:paragraph-properties fo:margin-top="0in" fo:margin-bottom="0.0799in" fo:line-height="150%"/>
      <style:text-properties style:font-name="Nimbus Roman No9 L" fo:font-size="12pt" style:font-size-asian="12pt" style:font-size-complex="12pt"/>
    </style:style>
    <style:style style:name="P19" style:family="paragraph" style:parent-style-name="First_20_paragraph">
      <style:paragraph-properties fo:margin-top="0in" fo:margin-bottom="0.0799in" fo:line-height="150%"/>
      <style:text-properties style:font-name="Nimbus Roman No9 L" fo:font-size="12pt" style:font-size-asian="12pt" style:font-size-complex="12pt"/>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style:font-name="Nimbus Roman No9 L" fo:font-size="12pt" style:font-size-asian="12pt" style:font-size-complex="12pt"/>
    </style:style>
    <style:style style:name="P22" style:family="paragraph" style:parent-style-name="Standard">
      <style:text-properties fo:font-weight="normal" style:font-weight-asian="normal" style:font-weight-complex="normal"/>
    </style:style>
    <style:style style:name="P23" style:family="paragraph" style:parent-style-name="Author">
      <style:paragraph-properties fo:text-align="center" style:justify-single-word="false"/>
    </style:style>
    <style:style style:name="P24" style:family="paragraph" style:parent-style-name="Text_20_body">
      <style:paragraph-properties fo:margin-left="0in" fo:margin-right="0in" fo:text-indent="0in" style:auto-text-indent="false"/>
      <style:text-properties style:font-name="Nimbus Roman No9 L" fo:font-size="13pt" fo:font-style="normal" style:font-size-asian="13pt" style:font-style-asian="normal" style:font-size-complex="13pt" style:font-style-complex="normal"/>
    </style:style>
    <style:style style:name="P25" style:family="paragraph" style:parent-style-name="Standard" style:list-style-name="L4"/>
    <style:style style:name="P26" style:family="paragraph" style:parent-style-name="Standard" style:list-style-name="L4">
      <style:text-properties style:font-name="Nimbus Roman No9 L" fo:font-size="12pt" style:font-size-asian="12pt" style:font-size-complex="12pt"/>
    </style:style>
    <style:style style:name="P27" style:family="paragraph" style:parent-style-name="Text_20_body" style:list-style-name="L1">
      <style:text-properties style:font-name="Nimbus Roman No9 L" fo:font-size="12pt" fo:font-weight="normal" style:font-size-asian="12pt" style:font-weight-asian="normal" style:font-size-complex="12pt" style:font-weight-complex="normal"/>
    </style:style>
    <style:style style:name="P28" style:family="paragraph" style:parent-style-name="Text_20_body" style:list-style-name="L4">
      <style:text-properties style:font-name="Nimbus Roman No9 L" fo:font-size="12pt" style:font-size-asian="12pt" style:font-size-complex="12pt"/>
    </style:style>
    <style:style style:name="P29" style:family="paragraph" style:parent-style-name="Text_20_body" style:list-style-name="L5">
      <style:text-properties style:font-name="Nimbus Roman No9 L" fo:font-size="12pt" style:font-size-asian="12pt" style:font-size-complex="12pt"/>
    </style:style>
    <style:style style:name="P30" style:family="paragraph" style:parent-style-name="Text_20_body" style:list-style-name="L6">
      <style:text-properties style:font-name="Nimbus Roman No9 L" fo:font-size="12pt" style:font-size-asian="12pt" style:font-size-complex="12pt"/>
    </style:style>
    <style:style style:name="P31" style:family="paragraph" style:parent-style-name="Text_20_body" style:list-style-name="L6">
      <style:text-properties style:font-name="Nimbus Roman No9 L" fo:font-size="12pt" fo:font-style="normal" style:font-size-asian="12pt" style:font-style-asian="normal" style:font-size-complex="12pt" style:font-style-complex="normal"/>
    </style:style>
    <style:style style:name="P32" style:family="paragraph" style:parent-style-name="Text_20_body" style:list-style-name="L4"/>
    <style:style style:name="P33" style:family="paragraph" style:parent-style-name="Text_20_body" style:list-style-name="L2">
      <style:paragraph-properties fo:margin-left="0.752in" fo:margin-right="0in" fo:text-indent="-0.2429in" style:auto-text-indent="false">
        <style:tab-stops/>
      </style:paragraph-properties>
      <style:text-properties style:font-name="Nimbus Roman No9 L" fo:font-size="12pt" fo:font-weight="normal" style:font-size-asian="12pt" style:font-weight-asian="normal" style:font-size-complex="12pt" style:font-weight-complex="normal"/>
    </style:style>
    <style:style style:name="P34" style:family="paragraph" style:parent-style-name="Text_20_body" style:list-style-name="L3">
      <style:paragraph-properties fo:margin-left="0.752in" fo:margin-right="0in" fo:text-indent="-0.2429in" style:auto-text-indent="false">
        <style:tab-stops/>
      </style:paragraph-properties>
      <style:text-properties style:font-name="Nimbus Roman No9 L" fo:font-size="12pt" fo:font-weight="normal" style:font-size-asian="12pt" style:font-weight-asian="normal" style:font-size-complex="12pt" style:font-weight-complex="normal"/>
    </style:style>
    <style:style style:name="P35" style:family="paragraph" style:parent-style-name="Text_20_body" style:list-style-name="L2">
      <style:paragraph-properties fo:margin-left="0.752in" fo:margin-right="0in" fo:text-indent="-0.2429in" style:auto-text-indent="false">
        <style:tab-stops/>
      </style:paragraph-properties>
    </style:style>
    <style:style style:name="P36" style:family="paragraph" style:parent-style-name="Text_20_body" style:list-style-name="L7">
      <style:paragraph-properties fo:margin-top="0in" fo:margin-bottom="0in" fo:line-height="100%"/>
      <style:text-properties style:font-name="Nimbus Roman No9 L" fo:font-size="12pt" fo:font-style="normal" style:font-size-asian="12pt" style:font-style-asian="normal" style:font-size-complex="12pt" style:font-style-complex="normal"/>
    </style:style>
    <style:style style:name="P37" style:family="paragraph" style:parent-style-name="Text_20_body" style:list-style-name="L7">
      <style:paragraph-properties fo:margin-top="0in" fo:margin-bottom="0in" fo:line-height="100%"/>
      <style:text-properties style:font-name="Nimbus Roman No9 L" fo:font-size="12pt" style:font-size-asian="12pt" style:font-size-complex="12pt"/>
    </style:style>
    <style:style style:name="P38" style:family="paragraph" style:parent-style-name="Text_20_body" style:list-style-name="L8">
      <style:paragraph-properties fo:margin-top="0in" fo:margin-bottom="0in" fo:line-height="100%"/>
      <style:text-properties style:font-name="Nimbus Roman No9 L" fo:font-size="12pt" style:font-size-asian="12pt" style:font-size-complex="12pt"/>
    </style:style>
    <style:style style:name="P39" style:family="paragraph" style:parent-style-name="Text_20_body" style:list-style-name="L9">
      <style:paragraph-properties fo:margin-top="0in" fo:margin-bottom="0in" fo:line-height="100%"/>
      <style:text-properties style:font-name="Nimbus Roman No9 L" fo:font-size="12pt" style:font-size-asian="12pt" style:font-size-complex="12pt"/>
    </style:style>
    <style:style style:name="P40" style:family="paragraph" style:parent-style-name="Text_20_body" style:list-style-name="L10">
      <style:paragraph-properties fo:margin-top="0in" fo:margin-bottom="0in" fo:line-height="100%"/>
      <style:text-properties style:font-name="Nimbus Roman No9 L" fo:font-size="12pt" style:font-size-asian="12pt" style:font-size-complex="12pt"/>
    </style:style>
    <style:style style:name="P41" style:family="paragraph" style:parent-style-name="Text_20_body" style:list-style-name="L11">
      <style:paragraph-properties fo:margin-top="0in" fo:margin-bottom="0in" fo:line-height="100%"/>
      <style:text-properties style:font-name="Nimbus Roman No9 L" fo:font-size="12pt" style:font-size-asian="12pt" style:font-size-complex="12pt"/>
    </style:style>
    <style:style style:name="P42" style:family="paragraph" style:parent-style-name="Text_20_body" style:list-style-name="L12">
      <style:paragraph-properties fo:margin-top="0in" fo:margin-bottom="0in" fo:line-height="100%"/>
      <style:text-properties style:font-name="Nimbus Roman No9 L" fo:font-size="12pt" style:font-size-asian="12pt" style:font-size-complex="12pt"/>
    </style:style>
    <style:style style:name="P43" style:family="paragraph" style:parent-style-name="Text_20_body" style:list-style-name="L13">
      <style:paragraph-properties fo:margin-top="0in" fo:margin-bottom="0in" fo:line-height="100%"/>
      <style:text-properties style:font-name="Nimbus Roman No9 L" fo:font-size="12pt" style:font-size-asian="12pt" style:font-size-complex="12pt"/>
    </style:style>
    <style:style style:name="P44" style:family="paragraph" style:parent-style-name="Title">
      <style:text-properties style:font-name="Nimbus Roman No9 L" fo:font-size="16pt" style:font-size-asian="16pt" style:font-size-complex="16pt"/>
    </style:style>
    <style:style style:name="P45" style:family="paragraph" style:parent-style-name="Heading_20_1">
      <style:text-properties style:font-name="Nimbus Roman No9 L"/>
    </style:style>
    <style:style style:name="P46" style:family="paragraph" style:parent-style-name="Heading_20_1" style:list-style-name="">
      <style:text-properties style:font-name="Nimbus Roman No9 L"/>
    </style:style>
    <style:style style:name="P47" style:family="paragraph" style:parent-style-name="Heading_20_1">
      <style:paragraph-properties fo:break-before="page"/>
      <style:text-properties style:font-name="Nimbus Roman No9 L"/>
    </style:style>
    <style:style style:name="P48" style:family="paragraph" style:parent-style-name="Heading_20_1" style:list-style-name="">
      <style:paragraph-properties fo:break-before="page"/>
      <style:text-properties style:font-name="Nimbus Roman No9 L"/>
    </style:style>
    <style:style style:name="P49" style:family="paragraph" style:parent-style-name="Heading_20_2">
      <style:text-properties style:font-name="Nimbus Roman No9 L" fo:font-size="13pt" fo:font-style="normal" style:font-size-asian="13pt" style:font-style-asian="normal" style:font-size-complex="13pt" style:font-style-complex="normal"/>
    </style:style>
    <style:style style:name="P50" style:family="paragraph" style:parent-style-name="Heading_20_2">
      <style:paragraph-properties fo:line-height="150%"/>
      <style:text-properties style:font-name="Nimbus Roman No9 L" fo:font-size="13pt" fo:font-style="normal" style:font-size-asian="13pt" style:font-style-asian="normal" style:font-size-complex="13pt" style:font-style-complex="normal"/>
    </style:style>
    <style:style style:name="P51" style:family="paragraph" style:parent-style-name="Heading_20_2" style:list-style-name="L6">
      <style:paragraph-properties fo:margin-left="-0.648in" fo:margin-right="0in" fo:text-indent="0in" style:auto-text-indent="false"/>
      <style:text-properties style:font-name="Nimbus Roman No9 L" fo:font-size="13pt" fo:font-style="normal" style:font-size-asian="13pt" style:font-style-asian="normal" style:font-size-complex="13pt" style:font-style-complex="normal"/>
    </style:style>
    <style:style style:name="P52" style:family="paragraph" style:parent-style-name="Heading_20_2">
      <style:paragraph-properties fo:margin-top="0in" fo:margin-bottom="0in"/>
      <style:text-properties style:font-name="Nimbus Roman No9 L" fo:font-size="13pt" fo:font-style="normal" style:font-size-asian="13pt" style:font-style-asian="normal" style:font-size-complex="13pt" style:font-style-complex="normal"/>
    </style:style>
    <style:style style:name="P53" style:family="paragraph" style:parent-style-name="Heading_20_2">
      <style:paragraph-properties fo:margin-top="0in" fo:margin-bottom="0in" fo:line-height="100%"/>
      <style:text-properties style:font-name="Nimbus Roman No9 L" fo:font-size="13pt" fo:font-style="normal" style:font-size-asian="13pt" style:font-style-asian="normal" style:font-size-complex="13pt" style:font-style-complex="normal"/>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Nimbus Roman No9 L"/>
    </style:style>
    <style:style style:name="T2" style:family="text">
      <style:text-properties style:font-name="Nimbus Roman No9 L" fo:font-size="12pt" style:font-size-asian="12pt" style:font-size-complex="12pt"/>
    </style:style>
    <style:style style:name="T3" style:family="text">
      <style:text-properties style:font-name="Nimbus Roman No9 L" fo:font-size="12pt" fo:font-weight="normal" style:font-size-asian="12pt" style:font-weight-asian="normal" style:font-size-complex="12pt" style:font-weight-complex="normal"/>
    </style:style>
    <style:style style:name="T4" style:family="text">
      <style:text-properties style:font-name="Nimbus Roman No9 L" fo:font-size="12pt" fo:font-style="normal" fo:font-weight="bold" style:font-size-asian="12pt" style:font-style-asian="normal" style:font-weight-asian="bold" style:font-size-complex="12pt" style:font-style-complex="normal" style:font-weight-complex="bold"/>
    </style:style>
    <style:style style:name="T5" style:family="text">
      <style:text-properties style:font-name="Nimbus Roman No9 L" fo:font-size="12pt" fo:font-style="normal" style:font-size-asian="12pt" style:font-style-asian="normal" style:font-size-complex="12pt" style:font-style-complex="normal"/>
    </style:style>
    <style:style style:name="T6" style:family="text">
      <style:text-properties style:font-name="Nimbus Roman No9 L" fo:font-size="12pt" fo:font-weight="bold" style:font-size-asian="12pt" style:font-weight-asian="bold" style:font-size-complex="12pt" style:font-weight-complex="bold"/>
    </style:style>
    <style:style style:name="T7" style:family="text">
      <style:text-properties style:font-name="Nimbus Roman No9 L" fo:font-size="13pt" style:font-size-asian="13pt" style:font-size-complex="13pt"/>
    </style:style>
    <style:style style:name="T8" style:family="text">
      <style:text-properties style:font-name="Nimbus Roman No9 L" fo:font-size="13pt" fo:font-style="normal" style:font-size-asian="13pt" style:font-style-asian="normal" style:font-size-complex="13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text:bookmark-start text:name="__RefHeading__1427_461044305"/>MultiMerch Digital Marketplace for OpenCart<text:bookmark-end text:name="__RefHeading__1427_461044305"/></text:h>
      <text:p text:style-name="P23"><text:a xlink:type="simple" xlink:href="http://multimerch.com/"><text:span text:style-name="Definition"><text:span text:style-name="T7">multimerch.com</text:span></text:span></text:a></text:p>
      <text:p text:style-name="P2"/>
      <text:p text:style-name="P3"><draw:frame draw:style-name="fr1" draw:name="graphics1" text:anchor-type="as-char" svg:width="3.1252in" svg:height="3.1252in" draw:z-index="0"><draw:image xlink:href="http://multimerch.com/wp-content/uploads/2013/04/digital-300x300.jpg" xlink:type="simple" xlink:show="embed" xlink:actuate="onLoad"/></draw:frame></text:p>
      <text:h text:style-name="P46" text:outline-level="1"/>
      <text:h text:style-name="P48" text:outline-level="1"><text:bookmark-start text:name="__RefHeading__1429_461044305"/>Table of contents<text:bookmark-end text:name="__RefHeading__1429_461044305"/></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4"><text:a xlink:type="simple" xlink:href="#__RefHeading__1427_461044305" text:style-name="Index_20_Link" text:visited-style-name="Index_20_Link">MultiMerch Digital Marketplace for OpenCart<text:tab/>1</text:a></text:p>
          <text:p text:style-name="P54"><text:a xlink:type="simple" xlink:href="#__RefHeading__1429_461044305" text:style-name="Index_20_Link" text:visited-style-name="Index_20_Link">Table of contents<text:tab/>2</text:a></text:p>
          <text:p text:style-name="P54"><text:a xlink:type="simple" xlink:href="#__RefHeading__1257_461044305" text:style-name="Index_20_Link" text:visited-style-name="Index_20_Link">Pre-installation steps<text:tab/>3</text:a></text:p>
          <text:p text:style-name="P54"><text:a xlink:type="simple" xlink:href="#__RefHeading__1259_461044305" text:style-name="Index_20_Link" text:visited-style-name="Index_20_Link">Installing MultiMerch Marketplace<text:tab/>4</text:a></text:p>
          <text:p text:style-name="P54"><text:a xlink:type="simple" xlink:href="#__RefHeading__1261_461044305" text:style-name="Index_20_Link" text:visited-style-name="Index_20_Link">Using multiple languages in your MultiMerch store<text:tab/>5</text:a></text:p>
          <text:p text:style-name="P54"><text:a xlink:type="simple" xlink:href="#__RefHeading__1263_461044305" text:style-name="Index_20_Link" text:visited-style-name="Index_20_Link">Upgrading to newer versions<text:tab/>6</text:a></text:p>
          <text:p text:style-name="P55"><text:a xlink:type="simple" xlink:href="#__RefHeading__1265_461044305" text:style-name="Index_20_Link" text:visited-style-name="Index_20_Link">General upgrade guide<text:tab/>6</text:a></text:p>
          <text:p text:style-name="P55"><text:a xlink:type="simple" xlink:href="#__RefHeading__1540_461044305" text:style-name="Index_20_Link" text:visited-style-name="Index_20_Link">Upgrading from 2.0 to 2.2<text:tab/>6</text:a></text:p>
          <text:p text:style-name="P55"><text:a xlink:type="simple" xlink:href="#__RefHeading__1267_461044305" text:style-name="Index_20_Link" text:visited-style-name="Index_20_Link">Upgrading to 3.0<text:tab/>6</text:a></text:p>
          <text:p text:style-name="P55"><text:a xlink:type="simple" xlink:href="#__RefHeading__1269_461044305" text:style-name="Index_20_Link" text:visited-style-name="Index_20_Link">Upgrading to 4.0<text:tab/>7</text:a></text:p>
          <text:p text:style-name="P55"><text:a xlink:type="simple" xlink:href="#__RefHeading__1172_799947483" text:style-name="Index_20_Link" text:visited-style-name="Index_20_Link">Upgrading to other versions<text:tab/>7</text:a></text:p>
          <text:p text:style-name="P54"><text:a xlink:type="simple" xlink:href="#__RefHeading__1271_461044305" text:style-name="Index_20_Link" text:visited-style-name="Index_20_Link">Configuring MultiMerch Marketplace<text:tab/>7</text:a></text:p>
          <text:p text:style-name="P55"><text:a xlink:type="simple" xlink:href="#__RefHeading__1273_461044305" text:style-name="Index_20_Link" text:visited-style-name="Index_20_Link">General Settings<text:tab/>7</text:a></text:p>
          <text:p text:style-name="P55"><text:a xlink:type="simple" xlink:href="#__RefHeading__1275_461044305" text:style-name="Index_20_Link" text:visited-style-name="Index_20_Link">Product Form Settings<text:tab/>9</text:a></text:p>
          <text:p text:style-name="P55"><text:a xlink:type="simple" xlink:href="#__RefHeading__1277_461044305" text:style-name="Index_20_Link" text:visited-style-name="Index_20_Link">Financial Settings<text:tab/>10</text:a></text:p>
          <text:p text:style-name="P55"><text:a xlink:type="simple" xlink:href="#__RefHeading__1279_461044305" text:style-name="Index_20_Link" text:visited-style-name="Index_20_Link">Comment Settings<text:tab/>11</text:a></text:p>
          <text:p text:style-name="P55"><text:a xlink:type="simple" xlink:href="#__RefHeading__1281_461044305" text:style-name="Index_20_Link" text:visited-style-name="Index_20_Link">Modules<text:tab/>11</text:a></text:p>
          <text:p text:style-name="P54"><text:a xlink:type="simple" xlink:href="#__RefHeading__1283_461044305" text:style-name="Index_20_Link" text:visited-style-name="Index_20_Link">Using MultiMerch<text:tab/>12</text:a></text:p>
          <text:p text:style-name="P55"><text:a xlink:type="simple" xlink:href="#__RefHeading__1285_461044305" text:style-name="Index_20_Link" text:visited-style-name="Index_20_Link">Seller accounts<text:tab/>12</text:a></text:p>
          <text:p text:style-name="P55"><text:a xlink:type="simple" xlink:href="#__RefHeading__1287_461044305" text:style-name="Index_20_Link" text:visited-style-name="Index_20_Link">Seller groups<text:tab/>12</text:a></text:p>
          <text:p text:style-name="P55"><text:a xlink:type="simple" xlink:href="#__RefHeading__1289_461044305" text:style-name="Index_20_Link" text:visited-style-name="Index_20_Link">Commissions and fees <text:tab/>12</text:a></text:p>
          <text:p text:style-name="P55"><text:a xlink:type="simple" xlink:href="#__RefHeading__1291_461044305" text:style-name="Index_20_Link" text:visited-style-name="Index_20_Link">Products<text:tab/>13</text:a></text:p>
          <text:p text:style-name="P55"><text:a xlink:type="simple" xlink:href="#__RefHeading__1293_461044305" text:style-name="Index_20_Link" text:visited-style-name="Index_20_Link">Product attributes<text:tab/>13</text:a></text:p>
          <text:p text:style-name="P55"><text:a xlink:type="simple" xlink:href="#__RefHeading__1295_461044305" text:style-name="Index_20_Link" text:visited-style-name="Index_20_Link">Product sales, order statuses and transactions<text:tab/>14</text:a></text:p>
          <text:p text:style-name="P55"><text:a xlink:type="simple" xlink:href="#__RefHeading__1297_461044305" text:style-name="Index_20_Link" text:visited-style-name="Index_20_Link">Payouts and payments<text:tab/>14</text:a></text:p>
          <text:p text:style-name="P54"><text:a xlink:type="simple" xlink:href="#__RefHeading__1299_461044305" text:style-name="Index_20_Link" text:visited-style-name="Index_20_Link">Changelog<text:tab/>15</text:a></text:p>
          <text:p text:style-name="P55"><text:a xlink:type="simple" xlink:href="#__RefHeading__1249_211288594" text:style-name="Index_20_Link" text:visited-style-name="Index_20_Link">4.1 (2013-08-26)<text:tab/>15</text:a></text:p>
          <text:p text:style-name="P55"><text:a xlink:type="simple" xlink:href="#__RefHeading__1174_799947483" text:style-name="Index_20_Link" text:visited-style-name="Index_20_Link">4.0 (2013-08-09)<text:tab/>15</text:a></text:p>
          <text:p text:style-name="P55"><text:a xlink:type="simple" xlink:href="#__RefHeading__1176_799947483" text:style-name="Index_20_Link" text:visited-style-name="Index_20_Link">3.0.1 (2013-06-04)<text:tab/>15</text:a></text:p>
          <text:p text:style-name="P55"><text:a xlink:type="simple" xlink:href="#__RefHeading__1301_461044305" text:style-name="Index_20_Link" text:visited-style-name="Index_20_Link">3.0 (2013-04-28)<text:tab/>15</text:a></text:p>
          <text:p text:style-name="P55"><text:a xlink:type="simple" xlink:href="#__RefHeading__1303_461044305" text:style-name="Index_20_Link" text:visited-style-name="Index_20_Link">2.3 (2013-03-20)<text:tab/>16</text:a></text:p>
          <text:p text:style-name="P55"><text:a xlink:type="simple" xlink:href="#__RefHeading__1305_461044305" text:style-name="Index_20_Link" text:visited-style-name="Index_20_Link">2.2 (2013-01-20)<text:tab/>16</text:a></text:p>
          <text:p text:style-name="P55"><text:a xlink:type="simple" xlink:href="#__RefHeading__1307_461044305" text:style-name="Index_20_Link" text:visited-style-name="Index_20_Link">2.0 (2012-11-16)<text:tab/>16</text:a></text:p>
          <text:p text:style-name="P55"><text:a xlink:type="simple" xlink:href="#__RefHeading__1309_461044305" text:style-name="Index_20_Link" text:visited-style-name="Index_20_Link">1.4 (2012-09-28)<text:tab/>17</text:a></text:p>
          <text:p text:style-name="P55"><text:a xlink:type="simple" xlink:href="#__RefHeading__1311_461044305" text:style-name="Index_20_Link" text:visited-style-name="Index_20_Link">1.3.1 (2012-07-15)<text:tab/>17</text:a></text:p>
          <text:p text:style-name="P55"><text:a xlink:type="simple" xlink:href="#__RefHeading__1313_461044305" text:style-name="Index_20_Link" text:visited-style-name="Index_20_Link">1.3 (2012-07-11)<text:tab/>17</text:a></text:p>
          <text:p text:style-name="P55"><text:a xlink:type="simple" xlink:href="#__RefHeading__1315_461044305" text:style-name="Index_20_Link" text:visited-style-name="Index_20_Link">1.2 (2012-06-01)<text:tab/>17</text:a></text:p>
          <text:p text:style-name="P55"><text:a xlink:type="simple" xlink:href="#__RefHeading__1317_461044305" text:style-name="Index_20_Link" text:visited-style-name="Index_20_Link">1.1 (2012-05-20)<text:tab/>18</text:a></text:p>
          <text:p text:style-name="P55"><text:a xlink:type="simple" xlink:href="#__RefHeading__1431_461044305" text:style-name="Index_20_Link" text:visited-style-name="Index_20_Link">1.0.1 (2012-05-09)<text:tab/>18</text:a></text:p>
          <text:p text:style-name="P55"><text:a xlink:type="simple" xlink:href="#__RefHeading__1321_461044305" text:style-name="Index_20_Link" text:visited-style-name="Index_20_Link">1.0.0 (2012-05-04)<text:tab/>18</text:a></text:p>
        </text:index-body>
      </text:table-of-content>
      <text:h text:style-name="P47" text:outline-level="1"><text:bookmark-start text:name="__RefHeading__1257_461044305"/>Pre-installation steps<text:bookmark-end text:name="__RefHeading__1257_461044305"/></text:h>
      <text:p text:style-name="P4">If you are using a custom theme and/or a renamed admin folder, you will need to perform a few steps before installing the extension:</text:p>
      <text:list xml:id="list365712431" text:style-name="L1">
        <text:list-item>
          <text:p text:style-name="P27">Extract the archive with the extension locally. The folder will be called multiseller/</text:p>
        </text:list-item>
        <text:list-item>
          <text:p text:style-name="P27">If you are using a renamed admin folder in your store:</text:p>
        </text:list-item>
      </text:list>
      <text:list xml:id="list1264106937" text:style-name="L2">
        <text:list-item>
          <text:p text:style-name="P33">Rename multiseller/upload/admin/ to multiseller/upload/youradminfoldername/</text:p>
        </text:list-item>
        <text:list-item>
          <text:p text:style-name="P33">Modify the following line in multiseller/upload/vqmod/xml/multiseller.xml:</text:p>
          <text:p text:style-name="P35"><text:span text:style-name="T3">&lt;!ENTITY adminFolder "admin"&gt; to </text:span><text:span text:style-name="T3">&lt;!ENTITY adminFolder "youradminfoldername"&gt;</text:span></text:p>
        </text:list-item>
      </text:list>
      <text:list xml:id="list247878436" text:continue-list="list365712431" text:style-name="L1">
        <text:list-item>
          <text:p text:style-name="P27">If you are using a custom theme in your store:</text:p>
        </text:list-item>
      </text:list>
      <text:list xml:id="list651379482" text:style-name="L3">
        <text:list-item>
          <text:p text:style-name="P34">Copy multiseller/catalog/view/theme/default/ to multiseller/catalog/view/theme/yourthemename/</text:p>
        </text:list-item>
        <text:list-item>
          <text:p text:style-name="P34">Modify the following line in multiseller/upload/vqmod/xml/multiseller.xml:</text:p>
          <text:p text:style-name="P34">&lt;!ENTITY themeFolder "default"&gt; to &lt;!ENTITY themeFolder "yourthemename"&gt;</text:p>
        </text:list-item>
      </text:list>
      <text:p text:style-name="P4">These steps ensure that the files will be copied to the correct folders <text:s/>during installation.</text:p>
      <text:h text:style-name="P46" text:outline-level="1"/>
      <text:h text:style-name="P47" text:outline-level="1"><text:bookmark-start text:name="__RefHeading__1259_461044305"/>Installing MultiMerch Marketplace<text:bookmark-end text:name="__RefHeading__1259_461044305"/></text:h>
      <text:list xml:id="list785963273" text:style-name="L4">
        <text:list-item>
          <text:p text:style-name="P32"><text:span text:style-name="T2">Download and install the latest version of vQmod from </text:span><text:a xlink:type="simple" xlink:href="http://vqmod.com/"><text:span text:style-name="T2">http://vqmod.com/</text:span></text:a><text:span text:style-name="T2">. Make sure it </text:span><text:span text:style-name="T2">is</text:span><text:span text:style-name="T2"> installed correctly and is functional before proceeding.</text:span></text:p>
        </text:list-item>
        <text:list-item>
          <text:p text:style-name="P28">Recursively copy all files and folders from the upload/ directory to your OpenCart installation. </text:p>
        </text:list-item>
        <text:list-item>
          <text:p text:style-name="P26">Make sure your web server has write permission on your image and download folders.</text:p>
          <text:p text:style-name="P26"/>
        </text:list-item>
        <text:list-item>
          <text:p text:style-name="P26">Install the module via Admin → Extensions → Modules → [ffct.cc] MultiMerch Digital Multivendor Marketplace.</text:p>
          <text:p text:style-name="P26"/>
        </text:list-item>
        <text:list-item>
          <text:p text:style-name="P25">Verify that the following folders have been created correctly and your web server has write permissions on them (use appropriate folder names instead of image/ and download/ if using custom image and download folders):</text:p>
          <text:p text:style-name="P25"/>
          <text:p text:style-name="P25">image/tmp/ </text:p>
          <text:p text:style-name="P25">image/sellers/ </text:p>
          <text:p text:style-name="P25">download/tmp/ </text:p>
          <text:p text:style-name="P25"/>
          <text:p text:style-name="P25">If the folders weren't created, you'll need to create them manually before proceeding.</text:p>
          <text:p text:style-name="P25">If your web server has directory indexing turned on, consider placing empty index.html files within the image folders to prevent visitors from browsing the contents.</text:p>
          <text:p text:style-name="P25"/>
        </text:list-item>
        <text:list-item>
          <text:p text:style-name="P28">You can now configure your extension via Admin → MultiMerch → Settings.</text:p>
        </text:list-item>
      </text:list>
      <text:h text:style-name="P46" text:outline-level="1"/>
      <text:h text:style-name="P47" text:outline-level="1"><text:bookmark-start text:name="__RefHeading__1261_461044305"/>Using multiple languages in your MultiMerch store<text:bookmark-end text:name="__RefHeading__1261_461044305"/></text:h>
      <text:p text:style-name="P7">If you are using multiple languages in your store, perform the following step after installation:</text:p>
      <text:list xml:id="list1244746790" text:style-name="L5">
        <text:list-item>
          <text:p text:style-name="P29">Copy the following folders to the corresponding language folders in your store and translate them accordingly:</text:p>
          <text:p text:style-name="P29">catalog/language/english/multiseller/</text:p>
          <text:p text:style-name="P29">admin/language/english/module/multiseller/</text:p>
          <text:p text:style-name="P29">admin/language/english/multiseller/</text:p>
          <text:p text:style-name="P29"><text:line-break/>E.g. depending on your language pack, your new German translations might be located in:</text:p>
          <text:p text:style-name="P29">catalog/language/de_DE/multiseller/</text:p>
          <text:p text:style-name="P29">admin/language/de_DE/module/multiseller/</text:p>
          <text:p text:style-name="P29">admin/language/de_DE/multiseller/</text:p>
        </text:list-item>
      </text:list>
      <text:h text:style-name="P46" text:outline-level="1"/>
      <text:h text:style-name="P47" text:outline-level="1"><text:bookmark-start text:name="__RefHeading__1263_461044305"/>Upgrading to newer versions<text:bookmark-end text:name="__RefHeading__1263_461044305"/></text:h>
      <text:p text:style-name="P2"><text:span text:style-name="T10">NOTE</text:span><text:span text:style-name="T4">: upgrading </text:span><text:span text:style-name="T10">from 1.x </text:span><text:span text:style-name="T4">to 2.</text:span><text:span text:style-name="T10">x</text:span><text:span text:style-name="T4"> is not possible.</text:span></text:p>
      <text:h text:style-name="P49" text:outline-level="2"><text:bookmark-start text:name="__RefHeading__1265_461044305"/>General upgrade guide<text:bookmark-end text:name="__RefHeading__1265_461044305"/></text:h>
      <text:list xml:id="list1971157386" text:style-name="L6">
        <text:list-item>
          <text:p text:style-name="P30">Make a backup of your data in case case something goes wrong and to keep any changes you might have introduced.</text:p>
        </text:list-item>
        <text:list-item>
          <text:p text:style-name="P30">Copy the files and folders from the upload/ directory to your OpenCart installation directory. <text:span text:style-name="T9">NOTE</text:span>: This step will overwrite any changes to MultiMerch files you might had implemented. If you have modified MultiMerch files, see the diff files in the diff.zip archive provided with MultiMerch – it contains summary and per-file differences for all MultiMerch parts. Use this information to merge the new versions of the files manually.</text:p>
        </text:list-item>
        <text:list-item>
          <text:p text:style-name="P30">Go to Admin → MultiMerch → Settings, configure any new options that may have been added and save the settings.</text:p>
        </text:list-item>
      </text:list>
      <text:h text:style-name="P49" text:outline-level="2"><text:bookmark-start text:name="__RefHeading__1540_461044305"/>Upgrading from 2.0 to 2.2<text:bookmark-end text:name="__RefHeading__1540_461044305"/></text:h>
      <text:list xml:id="list1987618347" text:continue-numbering="true" text:style-name="L6">
        <text:list-item>
          <text:p text:style-name="P30">Perform the first two steps of the General upgrade guide.</text:p>
        </text:list-item>
        <text:list-item>
          <text:p text:style-name="P30">Remove the 2.0 loader code from both index files. It is now handled automatically. </text:p>
        </text:list-item>
        <text:list-item>
          <text:p text:style-name="P31">Go to Admin → MultiMerch → Settings, locate and press the Update DB to version 2.2 button in the right upper corner.</text:p>
        </text:list-item>
        <text:list-item>
          <text:p text:style-name="P31">Configure and save the new settings in <text:s/>Admin → MultiMerch → Settings.</text:p>
        </text:list-item>
      </text:list>
      <text:h text:style-name="P49" text:outline-level="2"><text:bookmark-start text:name="__RefHeading__1267_461044305"/>Upgrading to 3.0<text:bookmark-end text:name="__RefHeading__1267_461044305"/></text:h>
      <text:list xml:id="list1416134664" text:continue-numbering="true" text:style-name="L6">
        <text:list-item>
          <text:p text:style-name="P30">Perform the first two steps of the General upgrade guide.</text:p>
        </text:list-item>
        <text:list-item>
          <text:p text:style-name="P31">Go to Admin → MultiMerch → Settings, locate and press the Update DB to version 3.0 button in the right upper corner.</text:p>
        </text:list-item>
        <text:list-item>
          <text:p text:style-name="P31">Configure and save the new settings in <text:s/>Admin → MultiMerch → Settings.</text:p>
        </text:list-item>
        <text:list-item>
          <text:p text:style-name="P31">If everything works fine, delete the ms_withdrawal database table. It has been replaced with a new table.</text:p>
          <text:list>
            <text:list-header>
              <text:h text:style-name="P51" text:outline-level="2"><text:bookmark-start text:name="__RefHeading__1269_461044305"/><text:soft-page-break/>Upgrading to 4.0<text:bookmark-end text:name="__RefHeading__1269_461044305"/></text:h>
            </text:list-header>
          </text:list>
        </text:list-item>
        <text:list-item>
          <text:p text:style-name="P30">Perform the first two steps of the General upgrade guide. <text:span text:style-name="T9">Note</text:span> that the file structure has been altered slightly:</text:p>
          <text:p text:style-name="P30">admin/view/javascript/ has been moved to /admin/view/javascript/multimerch/</text:p>
          <text:p text:style-name="P30">admin/view/stylesheet/ has been moved to /admin/view/stylesheet/multimerch/</text:p>
          <text:p text:style-name="P30">Additionally, note that <text:span text:style-name="T9">most of the templates listing objects (products, sellers, transactions etc.) have been modified</text:span><text:span text:style-name="T11"> and the table contents moved to the controllers for DataTables integration. Make sure you update your custom templates accordingly.</text:span></text:p>
        </text:list-item>
        <text:list-item>
          <text:p text:style-name="P31">Go to Admin → MultiMerch → Settings, locate and press the Update DB to version 3.0 button in the right upper corner.</text:p>
        </text:list-item>
        <text:list-item>
          <text:p text:style-name="P31">Configure and save the new settings in <text:s/>Admin → MultiMerch → Settings, particularly the Image size settings under Misc tab.</text:p>
        </text:list-item>
      </text:list>
      <text:p text:style-name="P24"/>
      <text:list xml:id="list290887371" text:continue-numbering="true" text:style-name="L6">
        <text:list-item>
          <text:list>
            <text:list-item>
              <text:h text:style-name="P51" text:outline-level="2"><text:bookmark-start text:name="__RefHeading__1172_799947483"/>Upgrading to other versions<text:bookmark-end text:name="__RefHeading__1172_799947483"/></text:h>
            </text:list-item>
          </text:list>
        </text:list-item>
        <text:list-item>
          <text:p text:style-name="P30">Perform the first two steps of the General upgrade guide.</text:p>
        </text:list-item>
        <text:list-item>
          <text:p text:style-name="P31">Go to Admin → MultiMerch → Settings, locate and press the “Update DB” button in the right upper corner. If you're upgrading over multiple versions, make sure to apply upgrades in the order they appear.</text:p>
        </text:list-item>
        <text:list-item>
          <text:p text:style-name="P31">Configure and save the new settings in <text:s/>Admin → MultiMerch → Settings.</text:p>
        </text:list-item>
      </text:list>
      <text:h text:style-name="P45" text:outline-level="1"><text:bookmark-start text:name="__RefHeading__1271_461044305"/>Configuring MultiMerch Marketplace<text:bookmark-end text:name="__RefHeading__1271_461044305"/></text:h>
      <text:p text:style-name="Text_20_body"><text:span text:style-name="T1">Before you can start using your new MultiMerch installation, you need to configure it to suit your neers. <text:s/>This section describes various MultiMerch configuration settings that can be modified under </text:span><text:span text:style-name="T5">Admin → MultiMerch → Settings.</text:span></text:p>
      <text:h text:style-name="P49" text:outline-level="2"><text:bookmark-start text:name="__RefHeading__1273_461044305"/>General Settings<text:bookmark-end text:name="__RefHeading__1273_461044305"/></text:h>
      <text:p text:style-name="P7">This section lets you define general MultiMerch settings.</text:p>
      <text:p text:style-name="P2"/>
      <text:p text:style-name="P11"><text:soft-page-break/>Admin email for notifications</text:p>
      <text:p text:style-name="P10">All MultiMerch Marketplace notification emails will be sent to this address. If not set, default store email will be used instead.</text:p>
      <text:p text:style-name="P10"/>
      <text:p text:style-name="P11">Seller validation</text:p>
      <text:p text:style-name="P10">No validation will automatically approve all registered sellers.</text:p>
      <text:p text:style-name="P10">Manual validation will make newly registered sellers inactive until approved by the administrator.</text:p>
      <text:p text:style-name="P10"/>
      <text:p text:style-name="P11">Product validation</text:p>
      <text:p text:style-name="P10">No validation will automatically approve all products.</text:p>
      <text:p text:style-name="P10">Manual validation will make newly added products inactive until approved by the administrator.</text:p>
      <text:p text:style-name="P10"/>
      <text:p text:style-name="P11">Seller nickname rules</text:p>
      <text:p text:style-name="P15">This setting defines what characters are allowed within seller nicknames.</text:p>
      <text:p text:style-name="P15">Alphanumeric will only allow basic alphanumeric letters and whitespace.</text:p>
      <text:p text:style-name="P15">Extended latin will additionally allow diacritical marks from Latin Extended-A block</text:p>
      <text:p text:style-name="P15">Full UTF-8 will allow all printable UTF-8 symbols.</text:p>
      <text:p text:style-name="P15"/>
      <text:p text:style-name="P11">Generate SEO URLs for new sellers</text:p>
      <text:p text:style-name="P10">If enabled, SEO keyword will be automatically generated for all new sellers. To be able to use this setting, SEO URLs need to be correctly enabled in OpenCart (in System-&gt;Settings-&gt;(Your Store) Edit-&gt;Server-&gt;Use SEO URL's).</text:p>
      <text:p text:style-name="P10"/>
      <text:p text:style-name="P11">Generate SEO URLs for new products (experimental)</text:p>
      <text:p text:style-name="P10">If enabled, SEO keyword will be automatically generated for all new products. Experimental, especially for non-English stores. To be able to use this setting, SEO URLs need to be correctly enabled in OpenCart (in System-&gt;Settings-&gt;(Your Store) Edit-&gt;Server-&gt;Use SEO URL's).</text:p>
      <text:p text:style-name="P10"/>
      <text:p text:style-name="P11">Allow UTF8 in SEO URLs (experimental) </text:p>
      <text:p text:style-name="P10">If enabled, UTF8 symbols will not be stripped from SEO keywords (they are removed by default). Experimental, use at own risk.</text:p>
      <text:p text:style-name="P10"/>
      <text:p text:style-name="P11">Image preview size</text:p>
      <text:p text:style-name="P10">This setting defines the dimensions of the preview images used on the new product and seller forms and a few other store areas.</text:p>
      <text:p text:style-name="P10"/>
      <text:p text:style-name="P11">Seller account terms</text:p>
      <text:p text:style-name="P10">If enabled, sellers will have to agree to the terms when creating a seller account.</text:p>
      <text:p text:style-name="P10"/>
      <text:p text:style-name="P11">Graphical seller menu</text:p>
      <text:p text:style-name="P10">This will replace the default textual links to different seller account areas in the customer account with icons.</text:p>
      <text:p text:style-name="P10"/>
      <text:h text:style-name="P49" text:outline-level="2"><text:bookmark-start text:name="__RefHeading__1275_461044305"/><text:soft-page-break/>Product Form Settings<text:bookmark-end text:name="__RefHeading__1275_461044305"/></text:h>
      <text:p text:style-name="P16">This section controls various aspects of the product form used by the sellers to manage their products.</text:p>
      <text:p text:style-name="P12"/>
      <text:p text:style-name="P13">Minimum product price</text:p>
      <text:p text:style-name="P12">If greater than zero, sellers will not be able to publish products cheaper than defined here.</text:p>
      <text:p text:style-name="P12"/>
      <text:p text:style-name="P13">Allow free products</text:p>
      <text:p text:style-name="P12">Set to Yes to allow sellers publish free products.</text:p>
      <text:p text:style-name="P12"/>
      <text:p text:style-name="P13">Allow special prices</text:p>
      <text:p text:style-name="P14">Allow sellers to define special prices</text:p>
      <text:p text:style-name="P13"/>
      <text:p text:style-name="P13">Allow quantity discounts</text:p>
      <text:p text:style-name="P14">Allow sellers to define quantity discounts</text:p>
      <text:p text:style-name="P12"/>
      <text:p text:style-name="P13">Allow multiple categories</text:p>
      <text:p text:style-name="P12">Set to Yes to allow sellers publish products to multiple categories.</text:p>
      <text:p text:style-name="P12"/>
      <text:p text:style-name="P13">Bulk disallow categories</text:p>
      <text:p text:style-name="P12">Disallow sellers to list products in specific categories</text:p>
      <text:p text:style-name="P12">None will allow all categories not disallowed below</text:p>
      <text:p text:style-name="P12">Topmost categories will disallow listing in topmost categories</text:p>
      <text:p text:style-name="P12">All parent categories will disallow listing in all categories having at least one child category</text:p>
      <text:p text:style-name="P12"/>
      <text:p text:style-name="P13">Disallowed categories</text:p>
      <text:p text:style-name="P12">Disallow sellers to list products in specific categories</text:p>
      <text:p text:style-name="P12"/>
      <text:p text:style-name="P13">Allowed image extensions</text:p>
      <text:p text:style-name="P12">Comma-separated list of file extensions allowed to be uploaded and used as product images.</text:p>
      <text:p text:style-name="P12"/>
      <text:p text:style-name="P13">Allowed download extensions</text:p>
      <text:p text:style-name="P12">Comma-separated list of file extensions allowed to be uploaded and used as product downloads.</text:p>
      <text:p text:style-name="P12"/>
      <text:p text:style-name="P13">Product image limits</text:p>
      <text:p text:style-name="P12">If not zero, sellers will not be able to upload more or less images per product than defined here.</text:p>
      <text:p text:style-name="P12"/>
      <text:p text:style-name="P13">Product download limits</text:p>
      <text:p text:style-name="P12">If not zero, sellers will not be able to upload more or less dowloads per product than defined here.</text:p>
      <text:p text:style-name="P12"/>
      <text:p text:style-name="P13">Enable shipping</text:p>
      <text:p text:style-name="P12">Set to Yes to make all published products shippable.</text:p>
      <text:p text:style-name="P12">Set to Seller select to let the seller choose it per product.</text:p>
      <text:p text:style-name="P12"/>
      <text:p text:style-name="P13">Enable quantities</text:p>
      <text:p text:style-name="P12">Set to Yes to le sellers specify quantities for all products.</text:p>
      <text:p text:style-name="P12"><text:soft-page-break/>Set to Shipping dependent to only allow quantities for shippable products.</text:p>
      <text:p text:style-name="P12"/>
      <text:p text:style-name="P13">Mail buyer information</text:p>
      <text:p text:style-name="P12">Set to Yes or Shipping dependent to include buyer's personal information in "Product purchased" emails to the seller.</text:p>
      <text:p text:style-name="P12"/>
      <text:p text:style-name="P13">Enable PDF to image generator</text:p>
      <text:p text:style-name="P10"><text:span text:style-name="T2">This will let sellers generate images from uploaded PDF files automatically. </text:span><text:a xlink:type="simple" xlink:href="http://php.net/manual/en/book.imagick.php"><text:span text:style-name="Definition"><text:span text:style-name="T2">Imagick extension</text:span></text:span></text:a><text:span text:style-name="T2"> for PHP and </text:span><text:a xlink:type="simple" xlink:href="http://www.ghostscript.com/"><text:span text:style-name="Definition"><text:span text:style-name="T2">Ghostscript</text:span></text:span></text:a><text:span text:style-name="T2"> are required to use this function.</text:span></text:p>
      <text:p text:style-name="P12"/>
      <text:p text:style-name="P12"/>
      <text:h text:style-name="P53" text:outline-level="2"><text:bookmark-start text:name="__RefHeading__1277_461044305"/>Financial Settings<text:bookmark-end text:name="__RefHeading__1277_461044305"/></text:h>
      <text:p text:style-name="P10">This section controls various MultiMerch areas related to orders, payments and payouts.</text:p>
      <text:p text:style-name="P10"/>
      <text:p text:style-name="P11">Fund statuses</text:p>
      <text:p text:style-name="P10">Seller balance will be funded appropriately when an order status gets changed to one of the statuses specified here. Possible setting: Completed. You need at least one status selected for MultiMerch to work properly.</text:p>
      <text:p text:style-name="P10"/>
      <text:p text:style-name="P11">Charge statuses</text:p>
      <text:p text:style-name="P10">Seller balance will be charged when an order status gets changed to one of the statuses specified here. This will only happen if there was a corresponding Fund transaction first. Possible setting: Refunded.</text:p>
      <text:p text:style-name="P10"/>
      <text:p text:style-name="P11">Allow payout requests</text:p>
      <text:p text:style-name="P10">If disabled, sellers will not be able to request payouts. In this case, the store owner will be responsible for performing payouts manually.</text:p>
      <text:p text:style-name="P10"/>
      <text:p text:style-name="P11">Payout waiting period</text:p>
      <text:p text:style-name="P15">Seller balance entries will only become available for payout after the number of days specified here.</text:p>
      <text:p text:style-name="P11"/>
      <text:p text:style-name="P11">Minimum payout amount</text:p>
      <text:p text:style-name="P10">If payout requests are enabled, sellers will only be able to request an amount greater or equal than the one specified here.</text:p>
      <text:p text:style-name="P10"/>
      <text:p text:style-name="P11">Allow partial payouts</text:p>
      <text:p text:style-name="P10">If payout requests are enabled, sellers will be able to request part of their funds with this setting set to Yes.</text:p>
      <text:p text:style-name="P10"/>
      <text:p text:style-name="P11">PayPal address</text:p>
      <text:p text:style-name="P10">You must specify your PayPal address if you're planning to collect signup and listing fees via PayPal.</text:p>
      <text:p text:style-name="P10"/>
      <text:p text:style-name="P11">PayPal API username, PayPal API password, PayPal API signature</text:p>
      <text:p text:style-name="P10">Your PayPal API credentials. You only need this if you are planning to use MassPay to perform payouts to your sellers.</text:p>
      <text:p text:style-name="P10"/>
      <text:p text:style-name="P11"><text:soft-page-break/>PayPal Sandbox mode</text:p>
      <text:p text:style-name="P10"><text:span text:style-name="T8">Use this to test/debug </text:span><text:span text:style-name="T8">PayPal payments</text:span><text:span text:style-name="T8">.</text:span></text:p>
      <text:h text:style-name="P49" text:outline-level="2"><text:bookmark-start text:name="__RefHeading__1279_461044305"/>Comment Settings<text:bookmark-end text:name="__RefHeading__1279_461044305"/></text:h>
      <text:p text:style-name="P5">This section controls various comment-related settings.</text:p>
      <text:p text:style-name="P11">Enable comments</text:p>
      <text:p text:style-name="P12">Enable or disable comments in the store.</text:p>
      <text:p text:style-name="P12"/>
      <text:p text:style-name="P11">Allow guest comments</text:p>
      <text:p text:style-name="P14">Allow unregistered visitors to post comments.</text:p>
      <text:p text:style-name="P13"/>
      <text:p text:style-name="P11">Enforce customer data</text:p>
      <text:p text:style-name="P12">Prevent registered customers from using custom name and email when posting comments.</text:p>
      <text:p text:style-name="P12"/>
      <text:p text:style-name="P11">Enable customer captcha</text:p>
      <text:p text:style-name="P14">Enable captcha for registered customers.</text:p>
      <text:p text:style-name="P13"/>
      <text:p text:style-name="P11">Comments per page</text:p>
      <text:p text:style-name="P12">Number of comments per page in front store.</text:p>
      <text:p text:style-name="P12"/>
      <text:p text:style-name="P11">Maximum comment length</text:p>
      <text:p text:style-name="P12">Maximum comment length on the product page.</text:p>
      <text:h text:style-name="P49" text:outline-level="2"><text:bookmark-start text:name="__RefHeading__1281_461044305"/>Modules<text:bookmark-end text:name="__RefHeading__1281_461044305"/></text:h>
      <text:p text:style-name="P5">This section lets you add various sidebar modules to your store.</text:p>
      <text:h text:style-name="P46" text:outline-level="1"/>
      <text:h text:style-name="P47" text:outline-level="1"><text:bookmark-start text:name="__RefHeading__1283_461044305"/>Using MultiMerch<text:bookmark-end text:name="__RefHeading__1283_461044305"/></text:h>
      <text:h text:style-name="P49" text:outline-level="2"><text:bookmark-start text:name="__RefHeading__1285_461044305"/>Seller accounts<text:bookmark-end text:name="__RefHeading__1285_461044305"/></text:h>
      <text:p text:style-name="Standard"><text:span text:style-name="T2">In MultiMerch, seller account is an extension to the customer account, which means that any of your customers can apply for a seller account and use it with the same credentials without having to keep </text:span>track of two different sets of credentials.</text:p>
      <text:p text:style-name="Standard"/>
      <text:p text:style-name="Standard">Customers can sign up for a seller account by completing the profile form. Alternatively, you can create a seller account through the admin area via Admin → MultiMerch → Sellers.</text:p>
      <text:p text:style-name="Standard"/>
      <text:p text:style-name="Standard">Depending <text:span text:style-name="T2">on seller approval settings, seller accouns will either get approved automatically or stay inactive until approved manually by the store owner. </text:span><text:span text:style-name="T2">When the seller account is created and approved, the seller can start publishing his products. </text:span></text:p>
      <text:p text:style-name="P21"/>
      <text:p text:style-name="Text_20_body"><text:span text:style-name="T2">Possible seller account </text:span><text:span text:style-name="T2">statuses:</text:span></text:p>
      <text:p text:style-name="P12"><text:span text:style-name="T9">Active</text:span> – seller can manage his products and perform all other actions.</text:p>
      <text:p text:style-name="P12"><text:span text:style-name="T9">Inactive</text:span> – seller can not perform any actions other than modify his seller information. Sellers will get this status until approved manually.</text:p>
      <text:p text:style-name="P12"><text:span text:style-name="T9">Unpaid signup fee</text:span> – seller accounts get this status if there's a signup fee in the store which hasn't been paid yet. Sellers will have this status until approved manually or the fee is paid.</text:p>
      <text:p text:style-name="P12"><text:span text:style-name="T9">Disabled</text:span> – seller can not perform any seller actions as the account has been manually disabled by the store owner. </text:p>
      <text:p text:style-name="P12"><text:span text:style-name="T9">Deleted</text:span> – same as disabled. To be used in the future.</text:p>
      <text:p text:style-name="P12"/>
      <text:p text:style-name="Text_20_body">Changing seller status to any other than Active will set the relevant status to all of the seller's products.</text:p>
      <text:h text:style-name="P49" text:outline-level="2"><text:bookmark-start text:name="__RefHeading__1287_461044305"/>Seller groups<text:bookmark-end text:name="__RefHeading__1287_461044305"/></text:h>
      <text:p text:style-name="P4">Seller group settings apply to all sellers within the group. A seller always belongs to one group. Default seller group is created during installation and can not be deleted.</text:p>
      <text:h text:style-name="P49" text:outline-level="2"><text:bookmark-start text:name="__RefHeading__1289_461044305"/>Commissions and fees <text:bookmark-end text:name="__RefHeading__1289_461044305"/></text:h>
      <text:p text:style-name="P9">MultiMerch has a flexible commission system that lets you fine-tune the fee rates in your store by using seller groups. </text:p>
      <text:p text:style-name="P9"/>
      <text:p text:style-name="Standard"><text:span text:style-name="T5">Fee rates are </text:span><text:span text:style-name="T5">defined and applied in the</text:span> followng order: Default seller group → Seller group → Seller. That is, if rates are only defined for the default seller group, they are used. If a seller is in a different seller group and rates are defined for that group, they're used. Finally, if rates are defined for the seller specifically, they're used instead. If a rate field is left empty, it gets inherited from the lower level.</text:p>
      <text:p text:style-name="Standard"/>
      <text:p text:style-name="Standard">There are currently 3 different fee types in MultiMerch:</text:p>
      <text:p text:style-name="Standard"><text:soft-page-break/></text:p>
      <text:p text:style-name="P20">Signup fee: <text:span text:style-name="T11">if set, this fee is collected once on seller signup. Setting method to “Balance” will deduct the amount from the seller's initial balance (so he will start with a negative balance) while “PayPal” will make the seller perform a PayPal payment on signup.</text:span></text:p>
      <text:p text:style-name="P22"/>
      <text:p text:style-name="P20">Listing fee: <text:span text:style-name="T11">if set, this fee is collected once for each product listing. Setting method to “Balance” will deduct the amount from the seller's current balance while “PayPal” will make the seller perform a PayPal payment when listing a product. Percent field will make the final fee depend on the product price.</text:span></text:p>
      <text:p text:style-name="P22"/>
      <text:p text:style-name="Standard"><text:span text:style-name="T9">Sale fee: </text:span><text:span text:style-name="T11">if set, this fee is collected once for each product purchased. Percent field will make the final fee depend on the product price.</text:span></text:p>
      <text:p text:style-name="P22"/>
      <text:h text:style-name="P49" text:outline-level="2"><text:bookmark-start text:name="__RefHeading__1291_461044305"/>Products<text:bookmark-end text:name="__RefHeading__1291_461044305"/></text:h>
      <text:p text:style-name="P7">All active sellers can create and publish products through the product form located in the seller account. Depending on product approval settings, new products will either get approved automatically or stay inactive until approved manually by the store owner.</text:p>
      <text:p text:style-name="First_20_paragraph"/>
      <text:p text:style-name="First_20_paragraph">Possible product statuses:</text:p>
      <text:p text:style-name="P12"><text:span text:style-name="T9">Published</text:span> – product is published and can be purchased by the customers.</text:p>
      <text:p text:style-name="P12"><text:span text:style-name="T9">Not published</text:span> – product is not published and is not visible in store.</text:p>
      <text:p text:style-name="P12"><text:span text:style-name="T9">Listing fee unpaid</text:span> – product is not published and is not visible in store since the seller hasn't completed the listing fee payment.</text:p>
      <text:p text:style-name="P12"><text:span text:style-name="T9">Disabled</text:span> – productt is disabled and can not be edited by the seller.</text:p>
      <text:p text:style-name="P12"><text:span text:style-name="T9">Deleted</text:span> – product does not appear neither in store nor in seller's list of products.</text:p>
      <text:p text:style-name="P12"/>
      <text:p text:style-name="Standard">Sellers can publish and unpublish their products unless manual product approval is enabled. In this case, sellers will only be able to change the publishing status of the product after it has been approved by the store owner.</text:p>
      <text:p text:style-name="Standard"/>
      <text:h text:style-name="P50" text:outline-level="2"><text:bookmark-start text:name="__RefHeading__1293_461044305"/>Product attributes<text:bookmark-end text:name="__RefHeading__1293_461044305"/></text:h>
      <text:p text:style-name="P8">MultiMerch 2.3 introduces it's own system for product attributes which is fully separate from OpenCart's options. Attributes are now created in Admin → MultiMerch → Attributes.</text:p>
      <text:p text:style-name="P8"><text:span text:style-name="T9">There are 9 attribute types to choose from: checkbox, radio, select, text, textarea, date, datetime, time and image.</text:span> When the attribute is defined and enabled, it will appear on the New product page for the sellers to choose from. Attribute description appears under the attribute as a note text to provide additional information to the seller. <text:span text:style-name="T9">Selected attributes will then be displayed on the product page as textual info</text:span><text:span text:style-name="T9">rmation</text:span><text:span text:style-name="T9">.</text:span></text:p>
      <text:p text:style-name="P6"><text:soft-page-break/><text:span text:style-name="T6">Text and textarea attributes can either hold generic text or language-specific text.</text:span><text:span text:style-name="T2"> In the latter case, they will appear in the language tabs along with product name and description, in the former – </text:span>beside all other attributes under “Price and attributes”.</text:p>
      <text:h text:style-name="P50" text:outline-level="2"><text:bookmark-start text:name="__RefHeading__1295_461044305"/>Product sales, order statuses and transactions<text:bookmark-end text:name="__RefHeading__1295_461044305"/></text:h>
      <text:p text:style-name="P19">Fund and Charge status settings control the way how the seller balance will change.</text:p>
      <text:p text:style-name="P18">Sale notification emails and fund transactions will only get created when the order changes its status to one of the “Fund statuses” defined in Settings.</text:p>
      <text:p text:style-name="P18">Refund transactions will be performed when the order changes its status to one of the “Charge statuses”.</text:p>
      <text:p text:style-name="P18">That means, if the only Fund status is Completed, sellers will only receive funds to their balance and “Product sold” notification email when the corresponding order status gets set to Completed.</text:p>
      <text:h text:style-name="P50" text:outline-level="2"><text:bookmark-start text:name="__RefHeading__1297_461044305"/>Payouts and payments<text:bookmark-end text:name="__RefHeading__1297_461044305"/></text:h>
      <text:p text:style-name="P17">MultiMerch Marketplace can be configured to allow sellers request their earnings manually. When a request is submitted, you as the store owner will receive a notification email and will be able to process the request in Admin area.</text:p>
      <text:p text:style-name="P19">Currently, PayPal Standard and PayPal MassPay mechanisms are supported for processing payout requests. It is also possible to “mark requests as paid” if the store owner wishes to process requests manually using different payment methods. In this case, the corresponding amount will be simply deducted from the seller's balance.</text:p>
      <text:p text:style-name="P18">If you decide not to allow sellers to submit payout requests, you may disable them completely and perform manual balance payments via PayPal Standard.</text:p>
      <text:h text:style-name="P46" text:outline-level="1"/>
      <text:h text:style-name="P47" text:outline-level="1"><text:bookmark-start text:name="__RefHeading__1299_461044305"/>Changelog<text:bookmark-end text:name="__RefHeading__1299_461044305"/></text:h>
      <text:h text:style-name="P49" text:outline-level="2"><text:bookmark-start text:name="__RefHeading__1249_211288594"/>4.1 (2013-08-26)<text:bookmark-end text:name="__RefHeading__1249_211288594"/></text:h>
      <text:list xml:id="list1519745915" text:style-name="L7">
        <text:list-item>
          <text:p text:style-name="P36">Private messaging system</text:p>
        </text:list-item>
        <text:list-item>
          <text:p text:style-name="P36">Various bugfixes</text:p>
        </text:list-item>
      </text:list>
      <text:h text:style-name="P49" text:outline-level="2"><text:bookmark-start text:name="__RefHeading__1174_799947483"/>4.0 (2013-08-09)<text:bookmark-end text:name="__RefHeading__1174_799947483"/></text:h>
      <text:list xml:id="list1716573548" text:continue-numbering="true" text:style-name="L7">
        <text:list-item>
          <text:p text:style-name="P36">Parallel and split payments via PayPal Adaptive</text:p>
        </text:list-item>
        <text:list-item>
          <text:p text:style-name="P36">Seller badges</text:p>
        </text:list-item>
        <text:list-item>
          <text:p text:style-name="P36">Dynamic sorting and filtering for tables</text:p>
        </text:list-item>
        <text:list-item>
          <text:p text:style-name="P36">Rich text editor for front office</text:p>
        </text:list-item>
        <text:list-item>
          <text:p text:style-name="P36">Seller comments</text:p>
        </text:list-item>
        <text:list-item>
          <text:p text:style-name="P36">Configurable image sizes for various areas</text:p>
        </text:list-item>
        <text:list-item>
          <text:p text:style-name="P36">Possibility to hide customer emails and seller contact dialog</text:p>
        </text:list-item>
        <text:list-item>
          <text:p text:style-name="P36">Seller profile page tabs</text:p>
        </text:list-item>
        <text:list-item>
          <text:p text:style-name="P36">Attribute integration into OpenCart</text:p>
        </text:list-item>
        <text:list-item>
          <text:p text:style-name="P36">Possibility to list textual attributes as product tabs</text:p>
        </text:list-item>
        <text:list-item>
          <text:p text:style-name="P36">Seller information in cart, minicart, customer area and order emails</text:p>
        </text:list-item>
        <text:list-item>
          <text:p text:style-name="P36">Possibility to change seller slugs</text:p>
        </text:list-item>
        <text:list-item>
          <text:p text:style-name="P36">MultiMerch Lite</text:p>
        </text:list-item>
        <text:list-item>
          <text:p text:style-name="P36">Various bugfixes</text:p>
        </text:list-item>
        <text:list-item>
          <text:p text:style-name="P36">Support for vQmod 2.4.x</text:p>
        </text:list-item>
      </text:list>
      <text:h text:style-name="P49" text:outline-level="2"><text:bookmark-start text:name="__RefHeading__1176_799947483"/>3.0.1 (2013-06-04)<text:bookmark-end text:name="__RefHeading__1176_799947483"/></text:h>
      <text:list xml:id="list1792284809" text:continue-numbering="true" text:style-name="L7">
        <text:list-item>
          <text:p text:style-name="P36">Bugfixes</text:p>
        </text:list-item>
      </text:list>
      <text:h text:style-name="P49" text:outline-level="2"><text:bookmark-start text:name="__RefHeading__1301_461044305"/>3.0 (2013-04-28)<text:bookmark-end text:name="__RefHeading__1301_461044305"/></text:h>
      <text:list xml:id="list1901418514" text:continue-numbering="true" text:style-name="L7">
        <text:list-item>
          <text:p text:style-name="P37">Signup and listing fees</text:p>
        </text:list-item>
        <text:list-item>
          <text:p text:style-name="P37">Simple seller payouts via PayPal Standard</text:p>
        </text:list-item>
        <text:list-item>
          <text:p text:style-name="P37">Introducing seller dashboard</text:p>
        </text:list-item>
        <text:list-item>
          <text:p text:style-name="P37">New orders page in the seller area</text:p>
        </text:list-item>
        <text:list-item>
          <text:p text:style-name="P37">New admin interface for creating sellers</text:p>
        </text:list-item>
        <text:list-item>
          <text:p text:style-name="P37">New admin interface for manual balance transactions</text:p>
        </text:list-item>
        <text:list-item>
          <text:p text:style-name="P37">New admin interface for comment moderation</text:p>
        </text:list-item>
        <text:list-item>
          <text:p text:style-name="P37">New payment system</text:p>
        </text:list-item>
        <text:list-item>
          <text:p text:style-name="P37">File and image upload progress bars for sellers</text:p>
        </text:list-item>
        <text:list-item>
          <text:p text:style-name="P37">Redesigned admin interfaces for sellers, groups, products and payments</text:p>
        </text:list-item>
        <text:list-item>
          <text:p text:style-name="P37">Extended symbols in nicknames</text:p>
        </text:list-item>
        <text:list-item>
          <text:p text:style-name="P37">Improved new order emails</text:p>
        </text:list-item>
        <text:list-item>
          <text:p text:style-name="P37">Graphical seller menu</text:p>
        </text:list-item>
        <text:list-item>
          <text:p text:style-name="P37">New settings for category restrictions</text:p>
        </text:list-item>
        <text:list-item>
          <text:p text:style-name="P37">New icons in various areas</text:p>
        </text:list-item>
        <text:list-item>
          <text:p text:style-name="P37">Added integration with OC order and product interfaces</text:p>
        </text:list-item>
        <text:list-item>
          <text:p text:style-name="P36"><text:soft-page-break/>Various tweaks and bugfixes</text:p>
        </text:list-item>
      </text:list>
      <text:h text:style-name="P49" text:outline-level="2"><text:bookmark-start text:name="__RefHeading__1303_461044305"/>2.3 (2013-03-20)<text:bookmark-end text:name="__RefHeading__1303_461044305"/></text:h>
      <text:list xml:id="list1910522600" text:continue-numbering="true" text:style-name="L7">
        <text:list-item>
          <text:p text:style-name="P37">New custom attribute system: multitype and multilanguage attributes for seller products</text:p>
        </text:list-item>
        <text:list-item>
          <text:p text:style-name="P37">New interface icons by artdesigner.lv</text:p>
        </text:list-item>
        <text:list-item>
          <text:p text:style-name="P37">Various bugfixes</text:p>
        </text:list-item>
      </text:list>
      <text:h text:style-name="P49" text:outline-level="2"><text:bookmark-start text:name="__RefHeading__1305_461044305"/>2.2 (2013-01-20)<text:bookmark-end text:name="__RefHeading__1305_461044305"/></text:h>
      <text:list xml:id="list186514282" text:continue-numbering="true" text:style-name="L7">
        <text:list-item>
          <text:p text:style-name="P37">Seller can now define special prices and quantity discounts for their products</text:p>
        </text:list-item>
        <text:list-item>
          <text:p text:style-name="P37">Introducing withdrawal waiting period allowing the store owner to define the number of days, after which the seller balance entries become available for withdrawal</text:p>
        </text:list-item>
        <text:list-item>
          <text:p text:style-name="P37">New loader code doesn't require manual changes to index files anymore</text:p>
        </text:list-item>
        <text:list-item>
          <text:p text:style-name="P37">Switched from Uploadify to Plupload as the new image and file uploader supporting Flash and Flash-less (HTML5, Gears, Silverlight) uploads, chunked uploads and more</text:p>
        </text:list-item>
        <text:list-item>
          <text:p text:style-name="P37">Improved product comments with various settings for guest comments, captcha and pagination</text:p>
        </text:list-item>
        <text:list-item>
          <text:p text:style-name="P37">Seller product images are now easily sortable via drag and drop</text:p>
        </text:list-item>
        <text:list-item>
          <text:p text:style-name="P37">Decimal places and decimal separator on the seller product form are now taken from the currency/language settings</text:p>
        </text:list-item>
        <text:list-item>
          <text:p text:style-name="P37">Products can now be easily assigned/reassigned to sellers using admin area AJAX</text:p>
        </text:list-item>
        <text:list-item>
          <text:p text:style-name="P37">Added various earning/withdrawal-related information columns to seller area and admin area tables including total earnings, total pending and total paid amounts</text:p>
        </text:list-item>
        <text:list-item>
          <text:p text:style-name="P37">Various tweaks and bugfixes</text:p>
        </text:list-item>
      </text:list>
      <text:p text:style-name="P12"/>
      <text:p text:style-name="P12"/>
      <text:h text:style-name="P52" text:outline-level="2"><text:bookmark-start text:name="__RefHeading__1307_461044305"/>2.0 (2012-11-16)<text:bookmark-end text:name="__RefHeading__1307_461044305"/></text:h>
      <text:list xml:id="list2125576144" text:continue-numbering="true" text:style-name="L7">
        <text:list-item>
          <text:p text:style-name="P37">Fully rewritten core code for transactions and requests. Seller balance and seller/product control system is now more robust and straightforward compared to the one in 1.4.</text:p>
        </text:list-item>
        <text:list-item>
          <text:p text:style-name="P37">A custom loader for core models implemented using PHP autoloading</text:p>
        </text:list-item>
        <text:list-item>
          <text:p text:style-name="P37">Controller and template structure redesigned – controllers and templates now follow a new structure and are easier to maintain and extend</text:p>
        </text:list-item>
        <text:list-item>
          <text:p text:style-name="P37">Rewritten and improved system of store commissions for sellers and seller groups</text:p>
        </text:list-item>
        <text:list-item>
          <text:p text:style-name="P37">JavaScript moved out of the templates for seller account pages</text:p>
        </text:list-item>
        <text:list-item>
          <text:p text:style-name="P37">Images are now stored in subfolders per seller</text:p>
        </text:list-item>
        <text:list-item>
          <text:p text:style-name="P37">Temporary upload folder is now different for images and downloads</text:p>
        </text:list-item>
        <text:list-item>
          <text:p text:style-name="P37">SEO-friendly URLs for seller pages (seller list, profile, products)</text:p>
        </text:list-item>
        <text:list-item>
          <text:p text:style-name="P37">Experimental SEO-friendly keyword generator for seller products</text:p>
        </text:list-item>
        <text:list-item>
          <text:p text:style-name="P37">Seller groups</text:p>
        </text:list-item>
        <text:list-item>
          <text:p text:style-name="P37">Back office permission separation</text:p>
        </text:list-item>
        <text:list-item>
          <text:p text:style-name="P37">Removed Save as draft option for seller products</text:p>
        </text:list-item>
        <text:list-item>
          <text:p text:style-name="P37">Added a possibility to send emails to all sellers using OpenCart's default mailing mechanism</text:p>
        </text:list-item>
        <text:list-item>
          <text:p text:style-name="P37">Flash-based uploader for seller products and seller profile, support for multifile upload for product images and downloads</text:p>
        </text:list-item>
        <text:list-item>
          <text:p text:style-name="P37">Downloads can now be updated and pushed to previous customers</text:p>
        </text:list-item>
        <text:list-item>
          <text:p text:style-name="P37">New look for the downloads list on the new product page</text:p>
        </text:list-item>
        <text:list-item>
          <text:p text:style-name="P37">New look for the list of seller products in seller account</text:p>
        </text:list-item>
        <text:list-item>
          <text:p text:style-name="P37"><text:soft-page-break/>Seller contact dialog on the seller product and seller profile pages</text:p>
        </text:list-item>
        <text:list-item>
          <text:p text:style-name="P37">New image for sellers with no avatars</text:p>
        </text:list-item>
        <text:list-item>
          <text:p text:style-name="P37">Lots of bugfixes</text:p>
        </text:list-item>
      </text:list>
      <text:p text:style-name="P1"/>
      <text:h text:style-name="P52" text:outline-level="2"><text:bookmark-start text:name="__RefHeading__1309_461044305"/>1.4 (2012-09-28)<text:bookmark-end text:name="__RefHeading__1309_461044305"/></text:h>
      <text:list xml:id="list191565186" text:continue-numbering="true" text:style-name="L7">
        <text:list-item>
          <text:p text:style-name="P37">Fixed compatibility with OC 1.5.4.x</text:p>
        </text:list-item>
        <text:list-item>
          <text:p text:style-name="P37">Added a setting to share buyer’s information with the seller</text:p>
        </text:list-item>
        <text:list-item>
          <text:p text:style-name="P37">Added a setting to allow creation of shippable (physical) products</text:p>
        </text:list-item>
        <text:list-item>
          <text:p text:style-name="P37">Added a setting to allow specifying product quantities and stock subtraction</text:p>
        </text:list-item>
        <text:list-item>
          <text:p text:style-name="P37">Added a possibility to use options (attributes) for seller products</text:p>
        </text:list-item>
        <text:list-item>
          <text:p text:style-name="P37">Added a setting to limit the number of allowed images and downloads</text:p>
        </text:list-item>
        <text:list-item>
          <text:p text:style-name="P37">Added a possibility to automatically generate images from submitted PDF files (Imagick required)</text:p>
        </text:list-item>
        <text:list-item>
          <text:p text:style-name="P37">Added a possibility to use line breaks in product descriptions</text:p>
        </text:list-item>
        <text:list-item>
          <text:p text:style-name="P37">Removed thumbnail field from the product form. First image is now used as thumbnail</text:p>
        </text:list-item>
        <text:list-item>
          <text:p text:style-name="P37">Fixed a bug with temporary image names</text:p>
        </text:list-item>
        <text:list-item>
          <text:p text:style-name="P37">Fixed a bug with seller information on the product page</text:p>
        </text:list-item>
        <text:list-item>
          <text:p text:style-name="P37">Fixed a bug with stylesheet selection</text:p>
        </text:list-item>
        <text:list-item>
          <text:p text:style-name="P37">Fixed various minor bugs</text:p>
        </text:list-item>
        <text:list-item>
          <text:p text:style-name="P37">Removed ununsed code</text:p>
        </text:list-item>
        <text:list-item>
          <text:p text:style-name="P37">Reorganized module’s settings page</text:p>
        </text:list-item>
        <text:list-item>
          <text:p text:style-name="P37">Updated note texts</text:p>
          <text:p text:style-name="P37"/>
        </text:list-item>
      </text:list>
      <text:h text:style-name="P53" text:outline-level="2"><text:bookmark-start text:name="__RefHeading__1311_461044305"/>1.3.1 (2012-07-15)<text:bookmark-end text:name="__RefHeading__1311_461044305"/></text:h>
      <text:list xml:id="list648060512" text:style-name="L8">
        <text:list-item>
          <text:p text:style-name="P38">Fixed compatibility with OC 1.5.3.x</text:p>
        </text:list-item>
        <text:list-item>
          <text:p text:style-name="P38">Fixed withdrawal requests issue</text:p>
          <text:p text:style-name="P38"/>
        </text:list-item>
      </text:list>
      <text:h text:style-name="P53" text:outline-level="2"><text:bookmark-start text:name="__RefHeading__1313_461044305"/>1.3 (2012-07-11)<text:bookmark-end text:name="__RefHeading__1313_461044305"/></text:h>
      <text:list xml:id="list452865280" text:style-name="L9">
        <text:list-item>
          <text:p text:style-name="P39">Added a setting to allow submitting products to multiple categories</text:p>
        </text:list-item>
        <text:list-item>
          <text:p text:style-name="P39">Added new sellers sidebox</text:p>
        </text:list-item>
        <text:list-item>
          <text:p text:style-name="P39">Added top sellers sidebox</text:p>
        </text:list-item>
        <text:list-item>
          <text:p text:style-name="P39">Added seller dropdown sidebox</text:p>
        </text:list-item>
        <text:list-item>
          <text:p text:style-name="P39">Added default image for sellers with no avatars</text:p>
        </text:list-item>
        <text:list-item>
          <text:p text:style-name="P39">Added a setting for the number of required images for a product</text:p>
        </text:list-item>
        <text:list-item>
          <text:p text:style-name="P39">Added total sellers/products line</text:p>
        </text:list-item>
        <text:list-item>
          <text:p text:style-name="P39">Added seller nickname to downloads for easier recognition</text:p>
        </text:list-item>
        <text:list-item>
          <text:p text:style-name="P39">Fixed carousel deletion bug</text:p>
        </text:list-item>
        <text:list-item>
          <text:p text:style-name="P39">Fixed undefined index notices for products with no sellers</text:p>
        </text:list-item>
        <text:list-item>
          <text:p text:style-name="P39">Fixed empty admin notification email issue</text:p>
          <text:p text:style-name="P39"/>
        </text:list-item>
      </text:list>
      <text:h text:style-name="P53" text:outline-level="2"><text:bookmark-start text:name="__RefHeading__1315_461044305"/>1.2 (2012-06-01)<text:bookmark-end text:name="__RefHeading__1315_461044305"/></text:h>
      <text:list xml:id="list329443776" text:style-name="L10">
        <text:list-item>
          <text:p text:style-name="P40">Added product validation setting per seller</text:p>
        </text:list-item>
        <text:list-item>
          <text:p text:style-name="P40">Added commission per seller</text:p>
        </text:list-item>
        <text:list-item>
          <text:p text:style-name="P40">Added flat fee commissions</text:p>
        </text:list-item>
        <text:list-item>
          <text:p text:style-name="P40">Added possibility to upload free products</text:p>
        </text:list-item>
        <text:list-item>
          <text:p text:style-name="P40"><text:soft-page-break/>Added possibility to mark withdrawal requests as paid</text:p>
        </text:list-item>
        <text:list-item>
          <text:p text:style-name="P40">Added ``Message to the reviewer" field when creating seller account</text:p>
        </text:list-item>
        <text:list-item>
          <text:p text:style-name="P40">Fixed installer bug</text:p>
        </text:list-item>
        <text:list-item>
          <text:p text:style-name="P40">Fixed minor bugs when no sellers have been added yet</text:p>
        </text:list-item>
        <text:list-item>
          <text:p text:style-name="P40">Fixed Chrome back office syntax error in JavaScript</text:p>
          <text:p text:style-name="P40"/>
        </text:list-item>
      </text:list>
      <text:h text:style-name="P53" text:outline-level="2"><text:bookmark-start text:name="__RefHeading__1317_461044305"/>1.1 (2012-05-20)<text:bookmark-end text:name="__RefHeading__1317_461044305"/></text:h>
      <text:list xml:id="list2128954057" text:style-name="L11">
        <text:list-item>
          <text:p text:style-name="P41">Added a hookable sellers carousel module</text:p>
        </text:list-item>
        <text:list-item>
          <text:p text:style-name="P41">Added a page to list seller’s products</text:p>
        </text:list-item>
        <text:list-item>
          <text:p text:style-name="P41">Added a page to list sellers</text:p>
        </text:list-item>
        <text:list-item>
          <text:p text:style-name="P41">Added seller profile page</text:p>
        </text:list-item>
        <text:list-item>
          <text:p text:style-name="P41">Changed nowdoc strings to heredoc for PHP &lt;</text:p>
          <text:p text:style-name="P41">5.3.0 compatibility</text:p>
        </text:list-item>
        <text:list-item>
          <text:p text:style-name="P41">Modified seller information on product page</text:p>
          <text:p text:style-name="P41"/>
        </text:list-item>
      </text:list>
      <text:h text:style-name="P53" text:outline-level="2"><text:bookmark-start text:name="__RefHeading__1431_461044305"/>1.0.1 (2012-05-09)<text:bookmark-end text:name="__RefHeading__1431_461044305"/></text:h>
      <text:list xml:id="list2062672858" text:style-name="L12">
        <text:list-item>
          <text:p text:style-name="P42">Fixed seller account approval bug</text:p>
        </text:list-item>
        <text:list-item>
          <text:p text:style-name="P42">Fixed duplicate administrative seller account actions</text:p>
        </text:list-item>
        <text:list-item>
          <text:p text:style-name="P42">Added a possibility to choose whether to notify seller about account modification or not</text:p>
        </text:list-item>
        <text:list-item>
          <text:p text:style-name="P42">Split general mails and administrator messages</text:p>
          <text:p text:style-name="P42"/>
        </text:list-item>
      </text:list>
      <text:h text:style-name="P53" text:outline-level="2"><text:bookmark-start text:name="__RefHeading__1321_461044305"/>1.0.0 (2012-05-04)<text:bookmark-end text:name="__RefHeading__1321_461044305"/></text:h>
      <text:list xml:id="list976094998" text:style-name="L13">
        <text:list-item>
          <text:p text:style-name="P43">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FreeSans1" svg:font-family="FreeSans" style:font-family-generic="swis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fo:line-height="15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 style:family="paragraph" style:parent-style-name="Standard" style:next-style-name="Date" style:master-page-name="">
      <style:paragraph-properties style:page-number="auto"/>
      <style:text-properties fo:font-style="italic"/>
    </style:style>
    <style:style style:name="Date" style:family="paragraph" style:parent-style-name="Standard" style:next-style-name="Text_20_body">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paragraph" style:display-name="First paragraph" style:family="paragraph" style:parent-style-name="Standard" style:next-style-name="Text_20_body" style:class="text"/>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Nimbus Roman No9 L" fo:font-size="14pt" fo:font-weight="bold" style:font-name-asian="DejaVu Sans"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14:48:27</meta:creation-date>
    <dc:date>2013-08-26T12:58:55</dc:date>
    <meta:editing-duration>PT9H35M16S</meta:editing-duration>
    <meta:editing-cycles>33</meta:editing-cycles>
    <meta:generator>LibreOffice/3.5$Linux_x86 LibreOffice_project/350m1$Build-2</meta:generator>
    <meta:document-statistic meta:table-count="0" meta:image-count="1" meta:object-count="0" meta:page-count="18" meta:paragraph-count="383" meta:word-count="3953" meta:character-count="23832" meta:non-whitespace-character-count="21311"/>
  </office:meta>
</office:document-meta>
</file>